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1ff5b0b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Heading_20_2" style:list-style-name="L1">
      <style:paragraph-properties fo:text-align="start" style:justify-single-word="false"/>
      <style:text-properties fo:font-size="18pt" fo:font-weight="bold" officeooo:rsid="0285258a" officeooo:paragraph-rsid="02af3e22" style:font-size-asian="18pt" style:font-weight-asian="bold" style:font-size-complex="18pt" style:font-weight-complex="bold"/>
    </style:style>
    <style:style style:name="P7" style:family="paragraph" style:parent-style-name="Heading_20_2" style:list-style-name="L2">
      <style:paragraph-properties fo:text-align="start" style:justify-single-word="false"/>
      <style:text-properties fo:font-size="18pt" fo:font-weight="normal" officeooo:rsid="0285258a" officeooo:paragraph-rsid="02af3e22" style:font-size-asian="18pt" style:font-weight-asian="normal" style:font-size-complex="18pt" style:font-weight-complex="normal"/>
    </style:style>
    <style:style style:name="T1" style:family="text">
      <style:text-properties officeooo:rsid="02eb23e7"/>
    </style:style>
    <style:style style:name="T2" style:family="text">
      <style:text-properties officeooo:rsid="02f6eec3"/>
    </style:style>
    <style:style style:name="T3" style:family="text">
      <style:text-properties officeooo:rsid="02f86569"/>
    </style:style>
    <style:style style:name="T4" style:family="text">
      <style:text-properties officeooo:rsid="02fc0104"/>
    </style:style>
    <style:style style:name="T5" style:family="text">
      <style:text-properties officeooo:rsid="02fc0d54"/>
    </style:style>
    <style:style style:name="T6" style:family="text">
      <style:text-properties officeooo:rsid="02fe6d55"/>
    </style:style>
    <style:style style:name="T7" style:family="text">
      <style:text-properties officeooo:rsid="030396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7">8 Docker</text:span></text:p>
      <text:p text:style-name="P2"/>
      <text:list xml:id="list4204587955308452775" text:style-name="L1">
        <text:list-header>
          <text:p text:style-name="P6">Assignment</text:p>
        </text:list-header>
        <text:list-item text:style-override="L2">
          <text:p text:style-name="P4">Create an ECS cluster</text:p>
          <text:list text:style-name="L2">
            <text:list-item>
              <text:p text:style-name="P5">Setup 2 node cluster </text:p>
            </text:list-item>
          </text:list>
        </text:list-item>
      </text:list>
      <text:p text:style-name="P3"/>
      <text:p text:style-name="P3">!<text:span text:style-name="T2">[Created Cluster]()</text:span></text:p>
      <text:p text:style-name="P3"/>
      <text:list xml:id="list4255571493551" text:continue-list="list4204587955308452775" text:style-name="L2">
        <text:list-item>
          <text:list>
            <text:list-item>
              <text:p text:style-name="P5">Create ECR repository for nginx image </text:p>
            </text:list-item>
          </text:list>
        </text:list-item>
      </text:list>
      <text:p text:style-name="P3"/>
      <text:p text:style-name="P3">!<text:span text:style-name="T3">[image push]()</text:span></text:p>
      <text:p text:style-name="P3"/>
      <text:p text:style-name="P3">!<text:span text:style-name="T2">[ECR repo nginx]()</text:span></text:p>
      <text:p text:style-name="P3"/>
      <text:list xml:id="list4255241583587" text:continue-numbering="true" text:style-name="L2">
        <text:list-item>
          <text:p text:style-name="P4">Deploy nginx service onto ECS cluster</text:p>
          <text:list>
            <text:list-item>
              <text:p text:style-name="P5">Create a task definition </text:p>
            </text:list-item>
            <text:list-item>
              <text:p text:style-name="P5">Create a service using task definition </text:p>
            </text:list-item>
            <text:list-item>
              <text:p text:style-name="P5">Start nginx service in the cluster </text:p>
            </text:list-item>
            <text:list-item>
              <text:p text:style-name="P5">Scale nginx service to 2 containers </text:p>
            </text:list-item>
            <text:list-item>
              <text:p text:style-name="P5">Inspect running service </text:p>
            </text:list-item>
          </text:list>
        </text:list-item>
      </text:list>
      <text:p text:style-name="P3"><text:line-break/>!<text:span text:style-name="T4">[service-created]()</text:span></text:p>
      <text:p text:style-name="P3"/>
      <text:p text:style-name="P3">!<text:span text:style-name="T5">[service-created]()</text:span></text:p>
      <text:p text:style-name="P3"/>
      <text:p text:style-name="P3">!<text:span text:style-name="T5">[service-verified](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4255130279845" text:continue-numbering="true" text:style-name="L2">
        <text:list-item>
          <text:p text:style-name="P4"><text:soft-page-break/>Access creted service</text:p>
          <text:list>
            <text:list-item>
              <text:p text:style-name="P5">Create a load balancer </text:p>
            </text:list-item>
            <text:list-item>
              <text:p text:style-name="P5">Register ECS instance nodes </text:p>
            </text:list-item>
            <text:list-item>
              <text:p text:style-name="P4">Access Nginx service </text:p>
            </text:list-item>
          </text:list>
          <text:p text:style-name="P7">!<text:span text:style-name="T6">[load balancer]()</text:span></text:p>
          <text:p text:style-name="P7">!<text:span text:style-name="T6">[ALB verification](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27T00:42:54.541693101</dc:date>
    <meta:editing-duration>P1DT13H43M15S</meta:editing-duration>
    <meta:editing-cycles>357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93" meta:character-count="562" meta:non-whitespace-character-count="497"/>
  </office:meta>
</office:document-meta>
</file>